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ext_20_body">Perfecto, ¡me encanta ese enfoque! Vamos a estructurar entonces el capítulo como una <text:span text:style-name="Strong_20_Emphasis">travesía de errores mentales</text:span> que Elara va cometiendo sin darse cuenta, hasta que al final logra comprender (al menos en parte) que no todo es como parece. Es una especie de "viaje de aprendizaje invisible", donde el lector también se ve reflejado.</text:p>
      <text:p text:style-name="Text_20_body">Aquí te propongo una posible <text:span text:style-name="Strong_20_Emphasis">estructura narrativa</text:span> para el capítulo, con <text:span text:style-name="Strong_20_Emphasis">un ejemplo de cada tipo de condicionante</text:span>:</text:p>
      <text:p text:style-name="Horizontal_20_Line"/>
      <text:h text:style-name="Heading_20_2" text:outline-level="2">🧩 Capítulo: <text:span text:style-name="Emphasis">El mercado de Rainbowtown</text:span></text:h>
      <text:h text:style-name="Heading_20_3" text:outline-level="3">Tema: <text:span text:style-name="Emphasis">“La realidad no siempre es lo que parece. A veces, nuestros pensamientos están condicionados sin que lo sepamos.”</text:span></text:h>
      <text:p text:style-name="Horizontal_20_Line"/>
      <text:h text:style-name="Heading_20_3" text:outline-level="3">🔹 <text:span text:style-name="Strong_20_Emphasis">1. Instintivo / Biológico – “La belleza es buena”</text:span></text:h>
      <text:p text:style-name="Text_20_body"><text:span text:style-name="Strong_20_Emphasis">Personaje</text:span>: <text:span text:style-name="Emphasis">La niña vendedora de flores</text:span></text:p>
      <text:p text:style-name="Text_20_body">Elara ve a la niña, hermosa, delicada, llorando. Su instinto protector y la imagen angelical la hacen pensar que es inocente. La niña le pide ayuda contra la malvada vendedora de pan. Elara le cree sin cuestionar. Todo en su apariencia dice "inocente".<text:line-break/>🌀 <text:span text:style-name="Strong_20_Emphasis">Error</text:span>: Confunde belleza con bondad.<text:line-break/>🔮 <text:span text:style-name="Emphasis">Giro final</text:span>: La niña trabaja secretamente para Morgerathus. Fue ella quien manipuló a Elara desde el principio.</text:p>
      <text:p text:style-name="Horizontal_20_Line"/>
      <text:h text:style-name="Heading_20_3" text:outline-level="3">🔹 <text:span text:style-name="Strong_20_Emphasis">2. Psicológico / Emocional – “Yo no me equivoco”</text:span></text:h>
      <text:p text:style-name="Text_20_body"><text:span text:style-name="Strong_20_Emphasis">Personaje</text:span>: <text:span text:style-name="Emphasis">El ladrón</text:span></text:p>
      <text:p text:style-name="Text_20_body">Elara siente que el ladrón la ha traicionado, la ha robado. Cuando lo encuentra más tarde, él le explica que no robó por codicia, sino para protegerla (quizás se llevó un objeto que estaba maldito o vigilado). Ella no le cree.<text:line-break/>🌀 <text:span text:style-name="Strong_20_Emphasis">Error</text:span>: Su orgullo y su impulso de justicia no le permiten ver otra versión de la historia.<text:line-break/>🔮 <text:span text:style-name="Emphasis">Giro final</text:span>: Al final, Elara descubre que si no le hubieran quitado ese objeto, algo terrible habría ocurrido.</text:p>
      <text:p text:style-name="Horizontal_20_Line"/>
      <text:h text:style-name="Heading_20_3" text:outline-level="3">🔹 <text:span text:style-name="Strong_20_Emphasis">3. Cultural / Social – “Si todos lo creen, debe ser verdad”</text:span></text:h>
      <text:p text:style-name="Text_20_body"><text:span text:style-name="Strong_20_Emphasis">Personaje</text:span>: <text:span text:style-name="Emphasis">El vendedor de antigüedades</text:span></text:p>
      <text:p text:style-name="Text_20_body"><text:soft-page-break/>Elara escucha rumores de que el vendedor es oscuro, manipulador, alguien peligroso. La gente lo evita. Ella también desconfía. Pero el hombre, misterioso y poco hablador, solo quiere ayudar.<text:line-break/>🌀 <text:span text:style-name="Strong_20_Emphasis">Error</text:span>: Confía en el juicio colectivo sin tener pruebas.<text:line-break/>🔮 <text:span text:style-name="Emphasis">Giro final</text:span>: El vendedor le ofrece un objeto clave para continuar su viaje, demostrando su buena voluntad.</text:p>
      <text:p text:style-name="Horizontal_20_Line"/>
      <text:h text:style-name="Heading_20_3" text:outline-level="3">🔹 <text:span text:style-name="Strong_20_Emphasis">4. Lógico – “El camino más corto es el mejor”</text:span></text:h>
      <text:p text:style-name="Text_20_body"><text:span text:style-name="Strong_20_Emphasis">Situación</text:span>: <text:span text:style-name="Emphasis">Buscar transporte a Rainy Valley</text:span></text:p>
      <text:p text:style-name="Text_20_body">Elara ve dos rutas para continuar: una larga y segura (aconsejada por el vendedor), y una corta pero más incierta. Cree que lo lógico es ir por la más rápida, para no perder tiempo. Se mete en problemas.<text:line-break/>🌀 <text:span text:style-name="Strong_20_Emphasis">Error</text:span>: Cree que lo eficiente es siempre mejor.<text:line-break/>🔮 <text:span text:style-name="Emphasis">Giro final</text:span>: El camino más corto la hace cruzar una zona vigilada por espías de Morgerathus. Alguien que parecía enemigo la rescata.</text:p>
      <text:p text:style-name="Horizontal_20_Line"/>
      <text:h text:style-name="Heading_20_3" text:outline-level="3">🔹 <text:span text:style-name="Strong_20_Emphasis">5. Personal / Motivacional – “Necesito que sea así”</text:span></text:h>
      <text:p text:style-name="Text_20_body"><text:span text:style-name="Strong_20_Emphasis">Personaje</text:span>: <text:span text:style-name="Emphasis">La vendedora de pan</text:span></text:p>
      <text:p text:style-name="Text_20_body">Elara está hambrienta, cansada, con ganas de un momento de descanso. Ve a la anciana panadera, que la observa con una mirada extraña. Ella necesita creer que el mundo tiene cosas simples y buenas.<text:line-break/>🌀 <text:span text:style-name="Strong_20_Emphasis">Error</text:span>: Su deseo de paz y consuelo hace que no vea una advertencia real.<text:line-break/>🔮 <text:span text:style-name="Emphasis">Giro final</text:span>: La vendedora en realidad intentaba protegerla. Le habló en símbolos, pero Elara no quiso escuchar porque esperaba algo más reconfortante. Luego entiende que su "apariencia inquietante" era parte de una advertencia.</text:p>
      <text:p text:style-name="Horizontal_20_Line"/>
      <text:h text:style-name="Heading_20_3" text:outline-level="3">🔹 <text:span text:style-name="Strong_20_Emphasis">6. Perceptual / Sensorial – “Lo que veo es la verdad”</text:span></text:h>
      <text:p text:style-name="Text_20_body"><text:span text:style-name="Strong_20_Emphasis">Situación</text:span>: <text:span text:style-name="Emphasis">Un objeto mágico que cambia de forma</text:span></text:p>
      <text:p text:style-name="Text_20_body">En algún puesto, Elara ve un objeto brillante que parece un amuleto protector. Lo toma como un signo. Pero su forma depende de lo que uno quiere ver.<text:line-break/>🌀 <text:span text:style-name="Strong_20_Emphasis">Error</text:span>: Cree en lo que percibe sin cuestionar el contexto.<text:line-break/>🔮 <text:span text:style-name="Emphasis">Giro final</text:span>: El objeto no era lo que parecía. Era una ilusión construida por su deseo, y en realidad era una trampa.</text:p>
      <text:p text:style-name="Horizontal_20_Line"/>
      <text:p text:style-name="Text_20_body"/>
      <text:p text:style-name="Text_20_body">¡Qué buenísimo que quieras incluir ese condicionante! Ese fenómeno es profundamente humano: <text:span text:style-name="Strong_20_Emphasis">vemos lo que </text:span><text:span text:style-name="Strong_20_Emphasis"><text:span text:style-name="Emphasis">esperamos</text:span></text:span><text:span text:style-name="Strong_20_Emphasis"> ver</text:span>, no necesariamente lo que <text:span text:style-name="Emphasis">es</text:span>. Se relaciona con la percepción, la memoria y la expectativa.</text:p>
      <text:p text:style-name="Text_20_body"><text:soft-page-break/>Este tipo de error puede dar lugar a una escena muy potente y misteriosa, ideal para un giro narrativo sutil y desconcertante.</text:p>
      <text:p text:style-name="Horizontal_20_Line"/>
      <text:h text:style-name="Heading_20_2" text:outline-level="2">🔸 Condicionante: <text:span text:style-name="Emphasis">“La mente completa lo que no ve”</text:span></text:h>
      <text:p text:style-name="Quotations"><text:span text:style-name="Emphasis">Vemos formas donde hay sombras. Interpretamos rostros, gestos, palabras, sin que hayan sido dichas o mostradas del todo. Porque queremos entender, y a veces, lo inventamos.</text:span></text:p>
      <text:p text:style-name="Horizontal_20_Line"/>
      <text:h text:style-name="Heading_20_3" text:outline-level="3">🎭 Escena sugerida:</text:h>
      <text:p text:style-name="Text_20_body"><text:span text:style-name="Strong_20_Emphasis">Situación</text:span>:<text:line-break/>Elara entra a una tienda antigua y polvorienta, medio oculta entre los puestos del mercado. Dentro, la luz es tenue, los objetos apenas se ven. En una esquina, ve una figura encapuchada, delgada, de pie, quieta.</text:p>
      <text:p text:style-name="Text_20_body"><text:span text:style-name="Strong_20_Emphasis">Contexto emocional</text:span>:<text:line-break/>Ella ha oído rumores sobre un sabio misterioso que podría indicarle el camino más seguro hacia Rainy Valley. Está cansada, confundida, y su deseo de encontrarlo es intenso.</text:p>
      <text:p text:style-name="Text_20_body"><text:span text:style-name="Strong_20_Emphasis">La ilusión</text:span>:<text:line-break/>La figura encapuchada le habla en voz baja. Elara proyecta en ella la imagen del sabio: imagina que lleva una barba blanca, que sus ojos brillan con sabiduría, que le tiende una reliquia sagrada. La figura señala un mapa en la pared, y le indica un sendero.</text:p>
      <text:p text:style-name="Text_20_body"><text:span text:style-name="Strong_20_Emphasis">Realidad</text:span>:<text:line-break/>La figura nunca habla realmente. Solo susurra en un idioma incomprensible. Nunca le entrega nada. Elara completa los huecos. Ve un rostro que no existe, escucha palabras que no se dijeron. Cree haber sido elegida.</text:p>
      <text:p text:style-name="Text_20_body"><text:span text:style-name="Strong_20_Emphasis">Giro final</text:span>:<text:line-break/>Más tarde, cuando se lo cuenta al vendedor de antigüedades, él la mira extrañado:</text:p>
      <text:p text:style-name="Text_20_body">—Esa tienda está vacía desde hace años. Nadie entra allí.<text:line-break/>—No, yo estuve. Hablé con él. Me mostró el camino.<text:line-break/>—¿Con quién hablaste, Elara? ¿Con las sombras?</text:p>
      <text:p text:style-name="Text_20_body">El vendedor le muestra el interior de la tienda: no hay mapas, ni figura, ni reliquias. Solo objetos cubiertos de polvo y telarañas. Elara empieza a entender que su mente completó lo que deseaba encontrar.</text:p>
      <text:p text:style-name="Horizontal_20_Line"/>
      <text:h text:style-name="Heading_20_3" text:outline-level="3"><text:soft-page-break/>💡 Reflexión sugerida del anfitrión (al final del capítulo):</text:h>
      <text:p text:style-name="Quotations">"El ojo ve formas. Pero es la mente la que decide qué significan. A veces, lo que creemos que hemos visto... nunca estuvo allí."</text:p>
      <text:p text:style-name="Horizontal_20_Line"/>
      <text:p text:style-name="Text_20_body">¿Quieres que incorporemos esta escena en el desarrollo general del capítulo junto con los demás condicionantes? ¿O quieres empezar por escribir esta escena completa, con sus descripciones y diálogos, para ver cómo se siente dentro del tono del libro?</text:p>
      <text:p text:style-name="Text_20_body"/>
      <text:h text:style-name="Heading_20_2" text:outline-level="2">✨ Final del capítulo:</text:h>
      <text:p text:style-name="Text_20_body">Un nuevo personaje aparece: <text:span text:style-name="Strong_20_Emphasis">el anfitrión del capítulo</text:span> (quizás un viejo mendigo, aparentemente invisible para todos menos para Elara). Él no le da respuestas directas, pero le ayuda a <text:span text:style-name="Strong_20_Emphasis">ver los errores que ha cometido</text:span>, uno por uno, tal vez mostrándoselos en forma de visión, símbolo o acertijo.</text:p>
      <text:p text:style-name="Text_20_body">Al final, Elara consigue el transporte que buscaba, pero lo hace habiendo aprendido que:</text:p>
      <text:p text:style-name="Quotations">“La verdad no siempre brilla a la luz del sol. A veces, hay que cerrar los ojos para empezar a ver.”</text:p>
      <text:p text:style-name="Horizontal_20_Line"/>
      <text:p text:style-name="Text_20_body">¿Te gustaría que desarrollemos esta propuesta en forma narrativa? Podemos armar una estructura escena por escena o directamente empezar con el primer encuentro (por ejemplo, con la niña vendedora de flores). ¿Cómo te gustaría continuar?</text:p>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22T17:17:27.970000000</meta:creation-date>
    <dc:date>2025-04-22T17:34:36.262000000</dc:date>
    <meta:editing-duration>PT6M58S</meta:editing-duration>
    <meta:editing-cycles>1</meta:editing-cycles>
    <meta:document-statistic meta:table-count="0" meta:image-count="0" meta:object-count="0" meta:page-count="4" meta:paragraph-count="42" meta:word-count="1124" meta:character-count="6642" meta:non-whitespace-character-count="5554"/>
    <meta:generator>LibreOffice/7.3.5.2$Windows_X86_64 LibreOffice_project/184fe81b8c8c30d8b5082578aee2fed2ea847c01</meta:generator>
  </office:meta>
</office:document-meta>
</file>